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ubtitle">
      <style:text-properties officeooo:rsid="001e6c38" officeooo:paragraph-rsid="001e6c38"/>
    </style:style>
    <style:style style:name="P2" style:family="paragraph" style:parent-style-name="Title">
      <style:text-properties officeooo:rsid="001e6c38" officeooo:paragraph-rsid="001e6c38"/>
    </style:style>
    <style:style style:name="P3" style:family="paragraph" style:parent-style-name="Text_20_body">
      <style:text-properties officeooo:paragraph-rsid="00157090"/>
    </style:style>
    <style:style style:name="P4" style:family="paragraph" style:parent-style-name="Text_20_body">
      <style:text-properties style:font-name="Liberation Sans1" fo:font-size="12pt" officeooo:rsid="00157090" officeooo:paragraph-rsid="00157090" style:font-size-asian="12pt" style:font-size-complex="12pt"/>
    </style:style>
    <style:style style:name="P5" style:family="paragraph" style:parent-style-name="Text_20_body">
      <style:text-properties officeooo:rsid="0015b0a1" officeooo:paragraph-rsid="0015b0a1"/>
    </style:style>
    <style:style style:name="P6" style:family="paragraph" style:parent-style-name="Text_20_body">
      <style:text-properties officeooo:paragraph-rsid="0015b0a1"/>
    </style:style>
    <style:style style:name="P7" style:family="paragraph" style:parent-style-name="Text_20_body">
      <style:text-properties officeooo:rsid="0017f6cd" officeooo:paragraph-rsid="0017f6cd"/>
    </style:style>
    <style:style style:name="P8" style:family="paragraph" style:parent-style-name="Text_20_body">
      <style:text-properties officeooo:rsid="001d350d" officeooo:paragraph-rsid="0017f6cd"/>
    </style:style>
    <style:style style:name="P9" style:family="paragraph" style:parent-style-name="Text_20_body">
      <style:text-properties officeooo:rsid="001d350d" officeooo:paragraph-rsid="001d350d"/>
    </style:style>
    <style:style style:name="P10" style:family="paragraph" style:parent-style-name="Text_20_body">
      <style:text-properties officeooo:paragraph-rsid="001d350d"/>
    </style:style>
    <style:style style:name="P11" style:family="paragraph" style:parent-style-name="Text_20_body">
      <style:text-properties officeooo:rsid="001e6c38" officeooo:paragraph-rsid="0024477e"/>
    </style:style>
    <style:style style:name="P12" style:family="paragraph" style:parent-style-name="Text_20_body">
      <style:text-properties officeooo:rsid="00201331" officeooo:paragraph-rsid="00201331"/>
    </style:style>
    <style:style style:name="P13" style:family="paragraph" style:parent-style-name="Heading_20_1">
      <style:text-properties officeooo:rsid="00157090" officeooo:paragraph-rsid="00157090"/>
    </style:style>
    <style:style style:name="P14" style:family="paragraph" style:parent-style-name="Heading_20_1">
      <style:text-properties officeooo:rsid="0015b0a1" officeooo:paragraph-rsid="0015b0a1"/>
    </style:style>
    <style:style style:name="P15" style:family="paragraph" style:parent-style-name="Heading_20_1">
      <style:text-properties officeooo:rsid="0017f6cd" officeooo:paragraph-rsid="0017f6cd"/>
    </style:style>
    <style:style style:name="P16" style:family="paragraph" style:parent-style-name="Heading_20_1">
      <style:text-properties officeooo:rsid="001d350d" officeooo:paragraph-rsid="001d350d"/>
    </style:style>
    <style:style style:name="T1" style:family="text">
      <style:text-properties officeooo:rsid="00157090"/>
    </style:style>
    <style:style style:name="T2" style:family="text">
      <style:text-properties fo:color="#000000"/>
    </style:style>
    <style:style style:name="T3" style:family="text">
      <style:text-properties fo:color="#000000" style:font-name="DejaVu Sans Mono" fo:font-size="9.80000019073486pt"/>
    </style:style>
    <style:style style:name="T4" style:family="text">
      <style:text-properties fo:color="#000000" style:font-name="DejaVu Sans Mono" fo:font-size="9.80000019073486pt" officeooo:rsid="00157090"/>
    </style:style>
    <style:style style:name="T5" style:family="text">
      <style:text-properties fo:color="#000000" style:font-name="DejaVu Sans Mono" fo:font-size="9.80000019073486pt" fo:font-weight="bold"/>
    </style:style>
    <style:style style:name="T6" style:family="text">
      <style:text-properties fo:color="#000000" officeooo:rsid="00157090" style:font-size-asian="12pt" style:font-size-complex="12pt"/>
    </style:style>
    <style:style style:name="T7" style:family="text">
      <style:text-properties fo:color="#000000" officeooo:rsid="001b58af" style:font-size-asian="12pt" style:font-size-complex="12pt"/>
    </style:style>
    <style:style style:name="T8" style:family="text">
      <style:text-properties fo:color="#000000" style:font-name="Liberation Sans1" fo:font-size="12pt" fo:font-weight="normal" officeooo:rsid="00157090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ans1" fo:font-size="12pt" fo:font-weight="normal" officeooo:rsid="0015b0a1" style:font-size-asian="10.5pt" style:font-weight-asian="normal" style:font-size-complex="12pt" style:font-weight-complex="normal"/>
    </style:style>
    <style:style style:name="T10" style:family="text">
      <style:text-properties officeooo:rsid="00179a76"/>
    </style:style>
    <style:style style:name="T11" style:family="text">
      <style:text-properties officeooo:rsid="00191a2b"/>
    </style:style>
    <style:style style:name="T12" style:family="text">
      <style:text-properties officeooo:rsid="001f4fb1"/>
    </style:style>
    <style:style style:name="T13" style:family="text">
      <style:text-properties officeooo:rsid="00228759"/>
    </style:style>
    <style:style style:name="T14" style:family="text">
      <style:text-properties officeooo:rsid="002447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zvještaj</text:p>
      <text:p text:style-name="P1">Samuel Savanović 1.6.2017</text:p>
      <text:p text:style-name="P11"><text:tab/><text:tab/><text:tab/></text:p>
      <text:p text:style-name="P11"/>
      <text:p text:style-name="P11"><text:span text:style-name="T14">Projekt također dostupan na: https://github.com/samuelSavanovic/sentiment_analasys</text:span></text:p>
      <text:h text:style-name="P13" text:outline-level="1">Izvori podataka <text:span text:style-name="T11">I čiščenje</text:span></text:h>
      <text:p text:style-name="P3"/>
      <text:p text:style-name="P3"><text:span text:style-name="T1">Svi podaci su preuzeti sa web stranice </text:span><text:a xlink:type="simple" xlink:href="http://www.goodreads.com/" text:style-name="Internet_20_link" text:visited-style-name="Visited_20_Internet_20_Link"><text:span text:style-name="T1">www.goodreads.com</text:span></text:a><text:span text:style-name="T1"> koja sadrzi knjige te njihove recenzije. Specificno korpus se sastoji od 201 komentara (</text:span><text:span text:style-name="T3">642.4 KiB</text:span><text:span text:style-name="T4">) </text:span><text:span text:style-name="T1">na engleskom jeziku preuzetih iz 10 knjiga sa liste najboljih klasika 20-og stoljeća </text:span><text:a xlink:type="simple" xlink:href="http://www.goodreads.com/list/show/6.Best_Books_of_the_20th_Centur" text:style-name="Internet_20_link" text:visited-style-name="Visited_20_Internet_20_Link"><text:span text:style-name="T3">http://www.goodreads.com/list/show/6.Best_Books_of_the_20th_Centur</text:span></text:a></text:p>
      <text:p text:style-name="P4"><text:span text:style-name="T2">sami linkovi knjiga imaju format domain/book/show/id.bookname vise detalja u opisu korpusa corpus_description.txt koji je na engleskom jeziku radi konzistentosti(kako je cijeli projekt I komentari na engleskom). </text:span></text:p>
      <text:p text:style-name="Text_20_body"><text:span text:style-name="T6">Sa svakog linka se skida cijela stranica iz koje se parsiraju komentari. </text:span><text:span text:style-name="T7">K</text:span><text:span text:style-name="T6">omentari su sadržani u tagu sa ID-om koji odgovara regularnon izrazu </text:span><text:span text:style-name="T5">freeText\d </text:span><text:span text:style-name="T8">dok su datumi objave komentara sadržani u linku sa klasama “reviewDate createdAt” ručnim testiranjem otrkiveno je da je potrebno maknuti prvi, srednji, I zadni komentar kako bi doslo do podudaranja datuma I komentara (prvi komentar je opis knjige, srednji neka reklama, zadnji je footer stranice). </text:span><text:span text:style-name="T9">Kako stranica ne prisiljava određeni jezik svi strani jezici su odstranjeni funkcijom Iz english_checker.py</text:span></text:p>
      <text:p text:style-name="P5"/>
      <text:h text:style-name="P14" text:outline-level="1">Struktura <text:span text:style-name="T11">I rezultati</text:span></text:h>
      <text:p text:style-name="P6"/>
      <text:p text:style-name="P5">Projekt je sadržan unutar 5 mapa. Mapa scraping sadrzi prvi dio zadatka seminara I sadrrzi 3 datoteke scrapper.py koji sadrzi glavnu logiku sa parsiranje te poziva pomocne funkcije iz 2 python datoteke english_checker.py koja sadrzi algoritam koji testira jeli tekst na engleskom jeziku te goodreads_books koji parsira I dobavlja knjige. Corpus_builder sadrži corpus_builder.py koji sadrži kod za ručnu klasifikaciju komentara te pravljenje korpousa unutar mape corpus. <text:span text:style-name="T10">Mapa features sadrzi feature_extractors.py koja sadrzi funkcije za izlučavanje značajki pomoću leksičkog resursa(reader.py) te feature_set_builder koji izgrađuje prostor značajki za klasifikaciju. Na kraju mapa classifiers sadrži 9 python datoteka (Bayes, DecisionTree, Maxent x (pozitivne, negativne, sve značajke)) te 9 .txt datoteka sa rezultatima izvedbe(točnost te najjinformativnije znacajke) algoritama. </text:span></text:p>
      <text:p text:style-name="P7"><text:soft-page-break/>Bayes za sve 3 značajke daje prosječnu točnost od ~63%, DecisionTree 77%, Maxent(100 iteracija) 75%. Problem je kako su skupovi za učenje I testiranje randomizirani pa točnost varira o odabranom skupu za učenje. </text:p>
      <text:p text:style-name="P8"/>
      <text:h text:style-name="P16" text:outline-level="1">Pokretanje</text:h>
      <text:p text:style-name="P10"/>
      <text:p text:style-name="P12">Projekt je napravljen testiran sa python 3.6 iako bi trebao raditi sa bilo kojim python-om 3.0+</text:p>
      <text:p text:style-name="P9">Svi klasifikatori se pokreću zasebno unutar classifiers te rade offline na već spremljenom riječniku, pravljenje riječnika se pokreće iz corpus_builder.py koji sve potrebno kako bi se napravio riječnik sličan onom u mapi corpus. </text:p>
      <text:h text:style-name="Heading_20_1" text:outline-level="1"/>
      <text:h text:style-name="P1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20:37:39.798047626</meta:creation-date>
    <dc:date>2017-06-01T21:13:35.276314376</dc:date>
    <meta:editing-duration>PT22M19S</meta:editing-duration>
    <meta:editing-cycles>12</meta:editing-cycles>
    <meta:generator>LibreOffice/5.2.6.2$Linux_X86_64 LibreOffice_project/20m0$Build-2</meta:generator>
    <meta:document-statistic meta:table-count="0" meta:image-count="0" meta:object-count="0" meta:page-count="2" meta:paragraph-count="14" meta:word-count="359" meta:character-count="2671" meta:non-whitespace-character-count="2318"/>
  </office:meta>
</office:document-meta>
</file>